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3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nnoSys</text:p>
          </draw:text-box>
        </draw:frame>
        <draw:frame presentation:style-name="pr2" draw:text-style-name="P1" draw:layer="layout" svg:width="25.199cm" svg:height="12.179cm" svg:x="1.2cm" svg:y="5.22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noSys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-based open-source system for correcting and enriching biodiversity data</text:p>
              </text:list-item>
              <text:list-item>
                <text:p>in publicly available data portals</text:p>
              </text:list-item>
              <text:list-item>
                <text:p>Online annotation system for biodiversity data</text:p>
              </text:list-item>
              <text:list-item>
                <text:p>carried out at Botanic Garden and Botanical Museum Berl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ow does it work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s the Open Annotation Data Model</text:p>
              </text:list-item>
              <text:list-item>
                <text:p>RDF-database for storing the informa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ere is it used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applied in various web portals, for example the Global Biodiversity Information Facility, GBI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2:46:31.096549212</meta:creation-date>
    <dc:date>2018-06-25T13:11:49.257157558</dc:date>
    <meta:editing-duration>PT14M57S</meta:editing-duration>
    <meta:editing-cycles>2</meta:editing-cycles>
    <meta:generator>LibreOffice/5.2.7.2$Linux_X86_64 LibreOffice_project/20m0$Build-2</meta:generator>
    <meta:document-statistic meta:object-count="37"/>
  </office:meta>
</office:document-meta>
</file>